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130bda020" style:family="table" style:master-page-name="ta-mp-0x7f4130bda020">
      <style:table-properties table:display="true" style:writing-mode="lr-tb"/>
    </style:style>
    <style:style style:name="ta-0x7f4130bda210" style:family="table" style:master-page-name="ta-mp-0x7f4130bda210">
      <style:table-properties table:display="true" style:writing-mode="lr-tb"/>
    </style:style>
    <style:style style:name="ta-0x7f4130bda400" style:family="table" style:master-page-name="ta-mp-0x7f4130bda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130bdc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e64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9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95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830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9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130bdc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7.50pt" style:use-optimal-column-width="true"/>
    </style:style>
    <style:style style:name="ACOL-2" style:family="table-column">
      <style:table-column-properties style:column-width="101.25pt" style:use-optimal-column-width="false"/>
    </style:style>
    <style:style style:name="ACOL-3" style:family="table-column">
      <style:table-column-properties style:column-width="23.25pt" style:use-optimal-column-width="false"/>
    </style:style>
    <style:style style:name="ACOL-4" style:family="table-column"/>
    <style:style style:name="AROW-1" style:family="table-row">
      <style:table-row-properties style:row-height="21.75pt" style:use-optimal-row-height="true"/>
    </style:style>
    <style:style style:name="AROW-2" style:family="table-row">
      <style:table-row-properties style:row-height="114.00pt" style:use-optimal-row-height="false"/>
    </style:style>
    <style:style style:name="AROW-3" style:family="table-row">
      <style:table-row-properties style:row-height="13.50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4130bda020" table:print="true">
        <office:forms form:automatic-focus="false" form:apply-design-mode="false">
          <form:form/>
        </office:forms>
        <table:table-column table:style-name="ACOL-1"/>
        <table:table-column table:default-cell-style-name="ACE-0x7f4130bdc958" table:style-name="ACOL-2"/>
        <table:table-column table:style-name="ACOL-3" table:number-columns-repeated="71"/>
        <table:table-column table:style-name="ACOL-0" table:number-columns-repeated="183"/>
        <table:table-row table:style-name="AROW-1">
          <table:table-cell table:style-name="ACE-0x7f4130bdc5e0"/>
          <table:table-cell table:style-name="ACE-0x7f4130bdc958"/>
          <table:table-cell table:number-columns-repeated="254" table:style-name="Gnumeric-default"/>
        </table:table-row>
        <table:table-row table:style-name="AROW-2">
          <table:table-cell table:style-name="ACE-0x7f4130bde640"/>
          <table:table-cell table:style-name="ACE-0x7f4130bdc830"/>
          <table:table-cell table:style-name="ACE-0x7f4130bde640" office:value-type="string">
            <text:p>createOrder</text:p>
          </table:table-cell>
          <table:table-cell table:style-name="ACE-0x7f4130bde640" office:value-type="string">
            <text:p>viewOrder</text:p>
          </table:table-cell>
          <table:table-cell table:style-name="ACE-0x7f4130bde640" office:value-type="string">
            <text:p>editOrder</text:p>
          </table:table-cell>
          <table:table-cell table:style-name="ACE-0x7f4130bde640" office:value-type="string">
            <text:p>deleteOrder</text:p>
          </table:table-cell>
          <table:table-cell table:style-name="ACE-0x7f4130bde640" office:value-type="string">
            <text:p>viewOrderRow</text:p>
          </table:table-cell>
          <table:table-cell table:style-name="ACE-0x7f4130bde640" office:value-type="string">
            <text:p>editOrderRow</text:p>
          </table:table-cell>
          <table:table-cell table:style-name="ACE-0x7f4130bde640" office:value-type="string">
            <text:p>createOrderRow</text:p>
          </table:table-cell>
          <table:table-cell table:style-name="ACE-0x7f4130bde640" office:value-type="string">
            <text:p>commentOrder</text:p>
          </table:table-cell>
          <table:table-cell table:style-name="ACE-0x7f4130bde640" office:value-type="string">
            <text:p>commentOrderRow</text:p>
          </table:table-cell>
          <table:table-cell table:style-name="ACE-0x7f4130bde640" office:value-type="string">
            <text:p>approveOrderRow</text:p>
          </table:table-cell>
          <table:table-cell table:number-columns-repeated="243" table:style-name="ACE-0x7f4130bde640"/>
          <table:table-cell table:style-name="Gnumeric-default"/>
        </table:table-row>
        <table:table-row table:style-name="AROW-3">
          <table:table-cell table:style-name="ACE-0x7f4130bdc5e0" office:value-type="string">
            <text:p>Tilaaja</text:p>
          </table:table-cell>
          <table:table-cell table:style-name="ACE-0x7f4130bdc958" office:value-type="string">
            <text:p>orderer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style-name="ACE-0x7f4130bdc708" office:value-type="string">
            <text:p>o</text:p>
          </table:table-cell>
          <table:table-cell table:number-columns-repeated="128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 office:value-type="string">
            <text:p>Osa-alueen hyväksyjä</text:p>
          </table:table-cell>
          <table:table-cell table:style-name="ACE-0x7f4130bdc958" office:value-type="string">
            <text:p>approver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style-name="ACE-0x7f4130bdc708" office:value-type="string">
            <text:p>c</text:p>
          </table:table-cell>
          <table:table-cell table:number-columns-repeated="125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 office:value-type="string">
            <text:p>Controller</text:p>
          </table:table-cell>
          <table:table-cell table:style-name="ACE-0x7f4130bdc958" office:value-type="string">
            <text:p>controller</text:p>
          </table:table-cell>
          <table:table-cell table:style-name="ACE-0x7f4130bdc708" office:value-type="string">
            <text:p>a</text:p>
          </table:table-cell>
          <table:table-cell table:number-columns-repeated="2" table:style-name="ACE-0x7f4130bdc708"/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number-columns-repeated="125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 office:value-type="string">
            <text:p>Hankintamestari</text:p>
          </table:table-cell>
          <table:table-cell table:style-name="ACE-0x7f4130bdc958" office:value-type="string">
            <text:p>procurementMaster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number-columns-repeated="125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 office:value-type="string">
            <text:p>Hankinta-admin</text:p>
          </table:table-cell>
          <table:table-cell table:style-name="ACE-0x7f4130bdc958" office:value-type="string">
            <text:p>procurementAdmin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style-name="ACE-0x7f4130bdc708" office:value-type="string">
            <text:p>a</text:p>
          </table:table-cell>
          <table:table-cell table:number-columns-repeated="125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/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0" table:number-rows-repeated="2">
          <table:table-cell table:style-name="ACE-0x7f4130bdc5e0"/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3">
          <table:table-cell table:style-name="ACE-0x7f4130bdc5e0" office:value-type="string">
            <text:p>Oletuksena kaikki on kielletty!</text:p>
          </table:table-cell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0">
          <table:table-cell table:style-name="ACE-0x7f4130bdc5e0"/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0" table:number-rows-repeated="2">
          <table:table-cell table:style-name="Gnumeric-default"/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3">
          <table:table-cell table:style-name="Gnumeric-default" office:value-type="string">
            <text:p>o = vain omat</text:p>
          </table:table-cell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3">
          <table:table-cell table:style-name="Gnumeric-default" office:value-type="string">
            <text:p>a = kaikki</text:p>
          </table:table-cell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3">
          <table:table-cell table:style-name="Gnumeric-default" office:value-type="string">
            <text:p>c = osa-alueen kaikki</text:p>
          </table:table-cell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0" table:number-rows-repeated="3174">
          <table:table-cell table:style-name="Gnumeric-default"/>
          <table:table-cell table:style-name="ACE-0x7f4130bdc958"/>
          <table:table-cell table:number-columns-repeated="135" table:style-name="ACE-0x7f4130bdc708"/>
          <table:table-cell table:number-columns-repeated="119" table:style-name="Gnumeric-default"/>
        </table:table-row>
        <table:table-row table:style-name="AROW-0" table:number-rows-repeated="62345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11">
          <gnm:selection gnm:start-col="7" gnm:start-row="11" gnm:end-col="7" gnm:end-row="11"/>
        </gnm:selections>
      </table:table>
      <table:table table:name="Sheet2" table:style-name="ta-0x7f4130bda210" table:print="true">
        <office:forms form:automatic-focus="false" form:apply-design-mode="false">
          <form:form/>
        </office:forms>
        <table:table-column table:default-cell-style-name="ACE-0x7f4130bdc14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4130bda400" table:print="true">
        <office:forms form:automatic-focus="false" form:apply-design-mode="false">
          <form:form/>
        </office:forms>
        <table:table-column table:default-cell-style-name="ACE-0x7f4130bdc26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4130b9b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41308b0c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4130aba0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4130bda020" style:display-name="Sheet1" style:page-layout-name="pl-0x7f4130b9b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130bda210" style:display-name="Sheet2" style:page-layout-name="pl-0x7f41308b0c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130bda400" style:display-name="Sheet3" style:page-layout-name="pl-0x7f4130aba0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23T16:29:20Z</dc:date>
    <meta:creation-date>2015-07-23T14:01:57Z</meta:creation-date>
    <meta:generator>gnumeric/1.12.9</meta:generator>
  </office:meta>
</office:document-meta>
</file>